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text-indent="0cm" style:auto-text-indent="false"/>
      <style:text-properties style:font-name="Arial" fo:font-size="10pt" officeooo:rsid="0012564c" officeooo:paragraph-rsid="0012564c" style:font-size-asian="10pt" style:font-size-complex="10pt"/>
    </style:style>
    <style:style style:name="P2" style:family="paragraph" style:parent-style-name="Standard">
      <style:paragraph-properties fo:margin-left="0.741cm" fo:margin-right="0cm" fo:text-indent="0cm" style:auto-text-indent="false"/>
      <style:text-properties style:font-name="Arial" fo:font-size="10pt" fo:font-weight="bold" officeooo:rsid="0012564c" officeooo:paragraph-rsid="0012564c" style:font-size-asian="10pt" style:font-weight-asian="bold" style:font-size-complex="10pt" style:font-weight-complex="bold"/>
    </style:style>
    <style:style style:name="P3" style:family="paragraph" style:parent-style-name="Standard" style:list-style-name="WW8Num1">
      <style:paragraph-properties fo:margin-left="0cm" fo:margin-right="0cm" fo:text-indent="-0.635cm" style:auto-text-indent="false"/>
      <style:text-properties style:font-name="Arial" fo:font-size="10pt" officeooo:paragraph-rsid="0012564c" style:font-size-asian="10pt" style:font-size-complex="10pt"/>
    </style:style>
    <style:style style:name="P4" style:family="paragraph" style:parent-style-name="Standard" style:list-style-name="WW8Num1">
      <style:paragraph-properties fo:margin-left="0cm" fo:margin-right="0cm" fo:text-indent="-0.635cm" style:auto-text-indent="false" fo:break-before="page"/>
      <style:text-properties style:font-name="Arial" fo:font-size="10pt" officeooo:paragraph-rsid="0012564c" style:font-size-asian="10pt" style:font-size-complex="10pt"/>
    </style:style>
    <style:style style:name="P5" style:family="paragraph" style:parent-style-name="Standard" style:list-style-name="WW8Num1">
      <style:paragraph-properties fo:margin-left="0cm" fo:margin-right="0cm" fo:text-indent="-0.635cm" style:auto-text-indent="false" fo:break-before="page"/>
      <style:text-properties style:font-name="Arial" fo:font-size="10pt" fo:font-weight="bold" officeooo:rsid="0012564c" officeooo:paragraph-rsid="0012564c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style:font-name="Arial" fo:font-size="10pt" fo:font-weight="bold" officeooo:rsid="0012564c" officeooo:paragraph-rsid="0012564c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741cm" fo:margin-right="0cm" fo:text-indent="0cm" style:auto-text-indent="false"/>
      <style:text-properties style:font-name="Arial" fo:font-size="10pt" fo:font-weight="bold" officeooo:rsid="001510ad" officeooo:paragraph-rsid="001510a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.741cm" fo:margin-right="0cm" fo:text-indent="0cm" style:auto-text-indent="false"/>
      <style:text-properties style:font-name="Arial" fo:font-size="10pt" fo:font-weight="bold" officeooo:rsid="0016381e" officeooo:paragraph-rsid="0016381e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.741cm" fo:margin-right="0cm" fo:text-indent="0cm" style:auto-text-indent="false"/>
      <style:text-properties style:font-name="Arial" fo:font-size="10pt" officeooo:rsid="0012564c" officeooo:paragraph-rsid="0012564c" style:font-size-asian="10pt" style:font-size-complex="10pt"/>
    </style:style>
    <style:style style:name="P10" style:family="paragraph" style:parent-style-name="Standard">
      <style:paragraph-properties fo:margin-left="0.741cm" fo:margin-right="0cm" fo:text-indent="0cm" style:auto-text-indent="false"/>
      <style:text-properties style:font-name="Arial" fo:font-size="10pt" officeooo:rsid="001510ad" officeooo:paragraph-rsid="001510ad" style:font-size-asian="10pt" style:font-size-complex="10pt"/>
    </style:style>
    <style:style style:name="P11" style:family="paragraph" style:parent-style-name="Standard">
      <style:paragraph-properties fo:margin-left="0.741cm" fo:margin-right="0cm" fo:text-indent="0cm" style:auto-text-indent="false"/>
      <style:text-properties style:font-name="Arial" fo:font-size="10pt" officeooo:rsid="0016381e" officeooo:paragraph-rsid="0016381e" style:font-size-asian="10pt" style:font-size-complex="10pt"/>
    </style:style>
    <style:style style:name="P12" style:family="paragraph" style:parent-style-name="Standard">
      <style:paragraph-properties fo:margin-left="0.741cm" fo:margin-right="0cm" fo:text-indent="0cm" style:auto-text-indent="false"/>
      <style:text-properties style:font-name="Arial" fo:font-size="10pt" style:text-underline-style="none" officeooo:rsid="0016381e" officeooo:paragraph-rsid="0016381e" style:font-size-asian="10pt" style:font-size-complex="10pt"/>
    </style:style>
    <style:style style:name="P13" style:family="paragraph" style:parent-style-name="Standard">
      <style:paragraph-properties fo:margin-left="0.741cm" fo:margin-right="0cm" fo:text-indent="0cm" style:auto-text-indent="false"/>
      <style:text-properties style:font-name="Arial" fo:font-size="10pt" style:text-underline-style="none" fo:font-weight="bold" officeooo:rsid="0016381e" officeooo:paragraph-rsid="0017e8f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741cm" fo:margin-right="0cm" fo:text-indent="0cm" style:auto-text-indent="false"/>
      <style:text-properties style:font-name="Arial" fo:font-size="10pt" style:text-underline-style="none" fo:font-weight="normal" officeooo:rsid="0017e8fb" officeooo:paragraph-rsid="0017e8fb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center" style:justify-single-word="false"/>
      <style:text-properties fo:font-weight="bold" officeooo:rsid="0016f420" officeooo:paragraph-rsid="0016f42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8c02"/>
    </style:style>
    <style:style style:name="T3" style:family="text">
      <style:text-properties officeooo:rsid="0017e8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49315528789208587" text:style-name="WW8Num1">
        <text:list-item>
          <text:p text:style-name="P3"><text:span text:style-name="T1">Codificar un procedimiento que reciba una lista de hasta 5 números y visualice su suma.</text:span></text:p>
        </text:list-item>
      </text:list>
      <text:p text:style-name="P2"/>
      <text:p text:style-name="P2">---------BLOQUE ANÓNIMO-----------</text:p>
      <text:p text:style-name="P1">SET SERVEROUTPUT ON;</text:p>
      <text:p text:style-name="P1">DECLARE</text:p>
      <text:p text:style-name="P1"><text:tab/>V_SUMA NUMBER(6);</text:p>
      <text:p text:style-name="P1">BEGIN</text:p>
      <text:p text:style-name="P1"><text:tab/>Ej13(1,5,76,4,3, V_SUMA);</text:p>
      <text:p text:style-name="P1"><text:tab/>DBMS_OUTPUT.PUT_LINE(V_SUMA);</text:p>
      <text:p text:style-name="P1">END;</text:p>
      <text:p text:style-name="P1"/>
      <text:p text:style-name="P2">---------PROCEDIMIENTO EJ13-------</text:p>
      <text:p text:style-name="P1">CREATE OR REPLACE PROCEDURE EJ13 </text:p>
      <text:p text:style-name="P1">(</text:p>
      <text:p text:style-name="P1"><text:s text:c="2"/>P_NUM1 IN NUMBER </text:p>
      <text:p text:style-name="P1">, P_NUM2 IN NUMBER </text:p>
      <text:p text:style-name="P1">, P_NUM3 IN NUMBER </text:p>
      <text:p text:style-name="P1">, P_NUM4 IN NUMBER </text:p>
      <text:p text:style-name="P1">, P_NUM5 IN NUMBER </text:p>
      <text:p text:style-name="P1">, SUMA OUT NUMBER </text:p>
      <text:p text:style-name="P1">) AS </text:p>
      <text:p text:style-name="P1">BEGIN</text:p>
      <text:p text:style-name="P1"><text:s text:c="2"/>SUMA:=P_NUM1+P_NUM2+P_NUM3+P_NUM4+P_NUM5;</text:p>
      <text:p text:style-name="P1">END EJ13;</text:p>
      <text:p text:style-name="P1"/>
      <text:p text:style-name="P13">---------<text:span text:style-name="T3">RESULTADO DEL CÓDIGO</text:span>-------</text:p>
      <text:p text:style-name="P14">89</text:p>
      <text:list xml:id="list192706401008274" text:continue-numbering="true" text:style-name="WW8Num1">
        <text:list-item>
          <text:p text:style-name="P4"><text:span text:style-name="T1">Escribir una función que devuelva solamente caracteres alfabéticos sustituyendo cualquier otro carácter por blancos a partir de una cadena que se pasará en la llamada.</text:span><text:line-break/></text:p>
        </text:list-item>
      </text:list>
      <text:p text:style-name="P2">---------BLOQUE ANÓNIMO-----------</text:p>
      <text:p text:style-name="P1">SET SERVEROUTPUT ON;</text:p>
      <text:p text:style-name="P1">BEGIN</text:p>
      <text:p text:style-name="P1"><text:s text:c="2"/>DBMS_OUTPUT.PUT_LINE(Ej14('¡Estoy(cambiando-por<text:span text:style-name="T2">@</text:span>espacios5todos?aquellos_caracteres@que%no9sean&lt;letras!'));</text:p>
      <text:p text:style-name="P1">END;</text:p>
      <text:p text:style-name="P1"><text:tab/></text:p>
      <text:p text:style-name="P1"/>
      <text:p text:style-name="P2">---------FUNCIÓN EJ14-------</text:p>
      <text:p text:style-name="P1">CREATE OR REPLACE FUNCTION EJ14 </text:p>
      <text:p text:style-name="P1">(</text:p>
      <text:p text:style-name="P1"><text:s text:c="2"/>P_CADENA IN VARCHAR2 </text:p>
      <text:p text:style-name="P1">) RETURN VARCHAR2 AS </text:p>
      <text:p text:style-name="P1">BEGIN</text:p>
      <text:p text:style-name="P1"><text:s text:c="2"/>RETURN TRANSLATE(P_CADENA,'1234567890ª!"·$%&amp;/()=?¿\|@#~€¬^*¨Ç;:_[]{}`+´ç,.-&lt;&gt;¡',' <text:s text:c="50"/>');</text:p>
      <text:p text:style-name="P1">--El segundo apartado del translate tiene tantos espacios en blanco como caracteres a cambiar</text:p>
      <text:p text:style-name="P1">END EJ14;</text:p>
      <text:p text:style-name="P1"/>
      <text:p text:style-name="P7">---------FUNCIÓN EJ14 ALTERNATIVA-------</text:p>
      <text:p text:style-name="P10">create or replace FUNCTION EJ14 </text:p>
      <text:p text:style-name="P10">(</text:p>
      <text:p text:style-name="P10"><text:s text:c="2"/>P_CADENA IN VARCHAR2 </text:p>
      <text:p text:style-name="P10">)</text:p>
      <text:p text:style-name="P10">RETURN VARCHAR2 AS </text:p>
      <text:p text:style-name="P10"><text:s text:c="2"/>P_AUX VARCHAR2(100);</text:p>
      <text:p text:style-name="P10">BEGIN</text:p>
      <text:p text:style-name="P10"><text:s/>FOR contador IN 1..length(P_CADENA) LOOP</text:p>
      <text:p text:style-name="P10"><text:s text:c="4"/>IF ASCII(SUBSTR(P_CADENA,contador,1)) BETWEEN 65 AND 90 OR ASCII(SUBSTR(P_CADENA,contador,1)) BETWEEN 97 AND 127 THEN</text:p>
      <text:p text:style-name="P10"><text:s text:c="5"/>P_AUX:=P_AUX||SUBSTR(P_CADENA,contador,1);</text:p>
      <text:p text:style-name="P10"><text:tab/>--Si el ascii está entre 65 y 90 (mayúsculas) o 97 y 127 (minúsculas), escribir el caracter de esa posición</text:p>
      <text:p text:style-name="P10"><text:s text:c="4"/>ELSE</text:p>
      <text:p text:style-name="P10"><text:s text:c="5"/>P_AUX:=P_AUX||' ';</text:p>
      <text:p text:style-name="P10"><text:tab/>--Si no es una letra mayúscula o minúscula, escribir un espacio</text:p>
      <text:p text:style-name="P10"><text:s text:c="4"/>END IF;</text:p>
      <text:p text:style-name="P10"><text:s text:c="2"/>END LOOP;</text:p>
      <text:p text:style-name="P10"><text:s text:c="4"/>RETURN P_AUX;</text:p>
      <text:p text:style-name="P10">END;</text:p>
      <text:p text:style-name="P10"/>
      <text:p text:style-name="P13">---------<text:span text:style-name="T3">RESULTADO DEL CÓDIGO</text:span>-------</text:p>
      <text:p text:style-name="P14"><text:s/>Estoy cambiando por espacios todos aquellos caracteres que no sean letras </text:p>
      <text:list xml:id="list192706094279031" text:continue-numbering="true" text:style-name="WW8Num1">
        <text:list-item>
          <text:p text:style-name="P5">Implementar un procedimiento que reciba un importe y visualice el desglose del cambio en unidades monetarias de 1, 5, 10, 25, 50, 100, 200, 500, 1000, 2000, 5000 Ptas. en orden inverso al que aparecen aquí enumeradas.</text:p>
        </text:list-item>
      </text:list>
      <text:p text:style-name="P2"/>
      <text:p text:style-name="P8">---------BLOQUE ANÓNIMO-----------</text:p>
      <text:p text:style-name="P11">SET SERVEROUTPUT ON;</text:p>
      <text:p text:style-name="P11">BEGIN</text:p>
      <text:p text:style-name="P11"><text:s text:c="3"/>EJ15(18320);</text:p>
      <text:p text:style-name="P11">END;</text:p>
      <text:p text:style-name="P11"/>
      <text:p text:style-name="P8">---------PROCEDIMIENTO EJ15-------</text:p>
      <text:p text:style-name="P12">CREATE OR REPLACE PROCEDURE EJ15 </text:p>
      <text:p text:style-name="P12">(</text:p>
      <text:p text:style-name="P12"><text:s text:c="2"/>P_IMPORTE_INTRODUCIDO IN NUMBER </text:p>
      <text:p text:style-name="P12">) AS </text:p>
      <text:p text:style-name="P12"><text:s text:c="2"/>P_IMPORTE NUMBER(5);</text:p>
      <text:p text:style-name="P12"><text:s text:c="2"/>P_NUMERO_ELEMENTOS NUMBER(5);</text:p>
      <text:p text:style-name="P12"><text:s text:c="2"/>P_RESTO NUMBER(5);</text:p>
      <text:p text:style-name="P12"><text:s text:c="2"/>P_UNIDADES_MONETARIAS NUMBER(5);</text:p>
      <text:p text:style-name="P12">BEGIN</text:p>
      <text:p text:style-name="P12"><text:s text:c="2"/>P_RESTO:=P_IMPORTE_INTRODUCIDO;</text:p>
      <text:p text:style-name="P12"/>
      <text:p text:style-name="P12"><text:s text:c="2"/>FOR loop_counter IN 1..11</text:p>
      <text:p text:style-name="P12"><text:s text:c="2"/>LOOP</text:p>
      <text:p text:style-name="P12"><text:tab/> P_IMPORTE:=P_RESTO;</text:p>
      <text:p text:style-name="P12"><text:tab/> IF loop_counter=1 THEN P_UNIDADES_MONETARIAS:=5000;</text:p>
      <text:p text:style-name="P12"><text:tab/> <text:s text:c="2"/>ELSIF loop_counter=2 THEN P_UNIDADES_MONETARIAS:=2000;</text:p>
      <text:p text:style-name="P12"><text:tab/> <text:s text:c="2"/>ELSIF loop_counter=3 THEN P_UNIDADES_MONETARIAS:=1000;</text:p>
      <text:p text:style-name="P12"><text:tab/> <text:s text:c="2"/>ELSIF loop_counter=4 THEN P_UNIDADES_MONETARIAS:=500;</text:p>
      <text:p text:style-name="P12"><text:tab/> <text:s text:c="2"/>ELSIF loop_counter=5 THEN P_UNIDADES_MONETARIAS:=200;</text:p>
      <text:p text:style-name="P12"><text:tab/> <text:s text:c="2"/>ELSIF loop_counter=6 THEN P_UNIDADES_MONETARIAS:=100;</text:p>
      <text:p text:style-name="P12"><text:tab/> <text:s text:c="2"/>ELSIF loop_counter=7 THEN P_UNIDADES_MONETARIAS:=50;</text:p>
      <text:p text:style-name="P12"><text:tab/> <text:s text:c="2"/>ELSIF loop_counter=8 THEN P_UNIDADES_MONETARIAS:=25;</text:p>
      <text:p text:style-name="P12"><text:tab/> <text:s text:c="2"/>ELSIF loop_counter=9 THEN P_UNIDADES_MONETARIAS:=10;</text:p>
      <text:p text:style-name="P12"><text:tab/> <text:s text:c="2"/>ELSIF loop_counter=10 THEN P_UNIDADES_MONETARIAS:=5;</text:p>
      <text:p text:style-name="P12"><text:tab/> <text:s text:c="2"/>ELSIF loop_counter=11 THEN P_UNIDADES_MONETARIAS:=1;</text:p>
      <text:p text:style-name="P12"><text:tab/> END IF;</text:p>
      <text:p text:style-name="P12"/>
      <text:p text:style-name="P12"><text:tab/>IF P_IMPORTE&gt;=P_UNIDADES_MONETARIAS THEN </text:p>
      <text:p text:style-name="P12"><text:tab/> <text:s/>P_NUMERO_ELEMENTOS:=FLOOR(P_IMPORTE/P_UNIDADES_MONETARIAS);</text:p>
      <text:p text:style-name="P12"><text:tab/> <text:s/>P_RESTO:=P_IMPORTE-(P_UNIDADES_MONETARIAS*P_NUMERO_ELEMENTOS);</text:p>
      <text:p text:style-name="P12"><text:tab/> <text:s/>DBMS_OUTPUT.PUT_LINE(P_NUMERO_ELEMENTOS||' de '||P_UNIDADES_MONETARIAS);</text:p>
      <text:p text:style-name="P12"><text:tab/>ELSE</text:p>
      <text:p text:style-name="P12"><text:tab/> <text:s/>P_NUMERO_ELEMENTOS:=0;</text:p>
      <text:p text:style-name="P12"><text:tab/>END IF;</text:p>
      <text:p text:style-name="P12"><text:s text:c="2"/>END LOOP;</text:p>
      <text:p text:style-name="P12">END EJ15;</text:p>
      <text:p text:style-name="P12"/>
      <text:p text:style-name="P12"/>
      <text:p text:style-name="P13">---------<text:span text:style-name="T3">RESULTADO DEL CÓDIGO</text:span>-------</text:p>
      <text:p text:style-name="P14">3 de 5000</text:p>
      <text:p text:style-name="P14">1 de 2000</text:p>
      <text:p text:style-name="P14">1 de 1000</text:p>
      <text:p text:style-name="P14">1 de 200</text:p>
      <text:p text:style-name="P14">1 de 100</text:p>
      <text:p text:style-name="P14">2 de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fo:language="en" fo:country="GB" fo:font-weight="bold" style:font-weight-asian="bold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6f420" officeooo:paragraph-rsid="0016f42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Gutiérrez – Ejercicios PL/SQL 13, 14 y 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8:12:44.379000000</meta:creation-date>
    <dc:date>2017-04-24T19:27:04.494000000</dc:date>
    <meta:editing-duration>PT49M29S</meta:editing-duration>
    <meta:editing-cycles>7</meta:editing-cycles>
    <meta:generator>LibreOffice/5.0.0.5$Windows_x86 LibreOffice_project/1b1a90865e348b492231e1c451437d7a15bb262b</meta:generator>
    <meta:document-statistic meta:table-count="0" meta:image-count="0" meta:object-count="0" meta:page-count="3" meta:paragraph-count="110" meta:word-count="411" meta:character-count="3585" meta:non-whitespace-character-count="3096"/>
  </office:meta>
</office:document-meta>
</file>